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loopholelabs/darkmagyk/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loopholelabs/darkmagyk/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loopholelabs/darkmagyk/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loopholelabs/darkmagyk/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loopholelabs/darkmagyk/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loopholelabs/darkmagyk/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loopholelabs/darkmagyk/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loopholelabs/darkmagyk/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loopholelabs/darkmagyk/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loopholelabs/darkmagyk/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00:27:53Z</meta:creation-date>
    <dc:date>2023-07-30T00:27:5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